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nkte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Max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att01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94736842105263153" table:formula="of:=[.B2]/[.C2]" table:style-name="ce1">
            <text:p>0,947368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formula="of:=[.B3]/[.C3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3</text:p>
          </table:table-cell>
          <table:table-cell office:value-type="float" office:value="335" table:style-name="ce1">
            <text:p>335</text:p>
          </table:table-cell>
          <table:table-cell office:value-type="float" office:value="420" table:style-name="ce1">
            <text:p>420</text:p>
          </table:table-cell>
          <table:table-cell office:value-type="float" office:value="0.79761904761904767" table:formula="of:=[.B4]/[.C4]" table:style-name="ce1">
            <text:p>0,797619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4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.41666666666666669" table:formula="of:=[.B5]/[.C5]" table:style-name="ce1">
            <text:p>0,41666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5</text:p>
          </table:table-cell>
          <table:table-cell office:value-type="float" office:value="110" table:style-name="ce1">
            <text:p>110</text:p>
          </table:table-cell>
          <table:table-cell office:value-type="float" office:value="360" table:style-name="ce1">
            <text:p>360</text:p>
          </table:table-cell>
          <table:table-cell office:value-type="float" office:value="0.30555555555555558" table:formula="of:=[.B6]/[.C6]" table:style-name="ce1">
            <text:p>0,3055555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6</text:p>
          </table:table-cell>
          <table:table-cell office:value-type="float" office:value="150" table:style-name="ce1">
            <text:p>150</text:p>
          </table:table-cell>
          <table:table-cell office:value-type="float" office:value="210" table:style-name="ce1">
            <text:p>210</text:p>
          </table:table-cell>
          <table:table-cell office:value-type="float" office:value="0.7142857142857143" table:formula="of:=[.B7]/[.C7]" table:style-name="ce1">
            <text:p>0,714285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7</text:p>
          </table:table-cell>
          <table:table-cell office:value-type="float" office:value="220" table:style-name="ce1">
            <text:p>220</text:p>
          </table:table-cell>
          <table:table-cell office:value-type="float" office:value="280" table:style-name="ce1">
            <text:p>280</text:p>
          </table:table-cell>
          <table:table-cell office:value-type="float" office:value="0.7857142857142857" table:formula="of:=[.B8]/[.C8]" table:style-name="ce1">
            <text:p>0,785714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8</text:p>
          </table:table-cell>
          <table:table-cell office:value-type="float" office:value="160" table:style-name="ce1">
            <text:p>160</text:p>
          </table:table-cell>
          <table:table-cell office:value-type="float" office:value="260" table:style-name="ce1">
            <text:p>260</text:p>
          </table:table-cell>
          <table:table-cell office:value-type="float" office:value="0.61538461538461542" table:formula="of:=[.B9]/[.C9]" table:style-name="ce1">
            <text:p>0,6153846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9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0.44444444444444442" table:formula="of:=[.B10]/[.C10]" table:style-name="ce1">
            <text:p>0,444444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1]/[.C11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2]/[.C12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3]/[.C13]" table:style-name="ce1">
            <text:p>#DIV/0!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95" table:formula="of:=SUM([.B2:.B13])" table:style-name="ce1">
            <text:p>1595</text:p>
          </table:table-cell>
          <table:table-cell office:value-type="float" office:value="2350" table:formula="of:=SUM([.C2:.C11])" table:style-name="ce1">
            <text:p>2350</text:p>
          </table:table-cell>
          <table:table-cell office:value-type="float" office:value="0.67872340425531918" table:formula="of:=[.B14]/[.C14]" table:style-name="ce1">
            <text:p>0,678723404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om_H</meta:initial-creator>
    <dc:creator>Tom_H</dc:creator>
    <meta:creation-date>2021-11-25T14:32:53Z</meta:creation-date>
    <dc:date>2021-12-16T08:47:41Z</dc:date>
    <meta:editing-duration>PT0S</meta:editing-duration>
  </office:meta>
</office:document-meta>
</file>